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9800000CCB35DB7D2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dc2300" draw:fill="solid" draw:fill-color="#dc2300" draw:textarea-horizontal-align="justify" draw:textarea-vertical-align="middle" draw:auto-grow-height="false"/>
    </style:style>
    <style:style style:name="gr3" style:family="graphic" style:parent-style-name="standard">
      <style:graphic-properties svg:stroke-width="0.152cm" svg:stroke-color="#dc2300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1.905cm"/>
    </style:style>
    <style:style style:name="P1" style:family="paragraph">
      <style:paragraph-properties fo:text-align="center"/>
    </style:style>
    <style:style style:name="P2" style:family="paragraph">
      <style:text-properties fo:color="#dc2300" fo:font-size="36pt" style:font-size-asian="36pt" style:font-size-complex="36pt"/>
    </style:style>
    <style:style style:name="T1" style:family="text">
      <style:text-properties fo:color="#dc2300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451cm" svg:height="25.939cm" svg:x="1.071cm" svg:y="0.984cm">
          <draw:image xlink:href="Pictures/100000000000099800000CCB35DB7D2F.jpg" xlink:type="simple" xlink:show="embed" xlink:actuate="onLoad">
            <text:p/>
          </draw:image>
        </draw:frame>
        <draw:custom-shape draw:style-name="gr2" draw:text-style-name="P1" draw:layer="layout" svg:width="0.635cm" svg:height="3.81cm" svg:x="6.715cm" svg:y="9.25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81cm" svg:y1="7.35cm" svg:x2="6.08cm" svg:y2="9.89cm">
          <text:p/>
        </draw:line>
        <draw:custom-shape draw:style-name="gr4" draw:text-style-name="P1" draw:layer="layout" svg:width="14.605cm" svg:height="1.905cm" svg:x="2.905cm" svg:y="4.81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3.97cm" svg:height="2.155cm" svg:x="2.905cm" svg:y="5.195cm">
          <draw:text-box>
            <text:p text:style-name="P2"><text:span text:style-name="T1">Zum Oeffnen drueck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09T12:28:55</meta:creation-date>
    <dc:date>2010-04-09T13:16:39</dc:date>
    <meta:editing-duration>PT00H22M16S</meta:editing-duration>
    <meta:editing-cycles>1</meta:editing-cycles>
    <meta:document-statistic meta:object-count="5"/>
    <meta:generator>OpenOffice.org/3.2$Linux OpenOffice.org_project/320m12$Build-9483</meta:generator>
  </office:meta>
</office:document-meta>
</file>